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2580000012AE9F3DB8A.png"/>
  <manifest:file-entry manifest:media-type="image/png" manifest:full-path="Pictures/10000201000000BE000000C8ACA8B0A2.png"/>
  <manifest:file-entry manifest:media-type="image/png" manifest:full-path="Pictures/10000201000002CC000003326F255269.png"/>
  <manifest:file-entry manifest:media-type="image/png" manifest:full-path="Pictures/10000201000004D80000061A92C4AF32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10.01mm" table:align="margins"/>
    </style:style>
    <style:style style:name="Table1.A" style:family="table-column">
      <style:table-column-properties style:column-width="27.71mm" style:rel-column-width="8647*"/>
    </style:style>
    <style:style style:name="Table1.B" style:family="table-column">
      <style:table-column-properties style:column-width="114.65mm" style:rel-column-width="35778*"/>
    </style:style>
    <style:style style:name="Table1.C" style:family="table-column">
      <style:table-column-properties style:column-width="14.87mm" style:rel-column-width="4640*"/>
    </style:style>
    <style:style style:name="Table1.D" style:family="table-column">
      <style:table-column-properties style:column-width="16.39mm" style:rel-column-width="5113*"/>
    </style:style>
    <style:style style:name="Table1.E" style:family="table-column">
      <style:table-column-properties style:column-width="36.39mm" style:rel-column-width="11357*"/>
    </style:style>
    <style:style style:name="Table1.A1" style:family="table-cell">
      <style:table-cell-properties fo:padding="0.97m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</office:automatic-styles>
  <office:body>
    <office:text>
      <office:forms form:automatic-focus="false" form:apply-design-mode="false"/>
      <text:tracked-changes>
        <text:changed-region xml:id="ct139684524353040" text:id="ct139684524353040">
          <text:insertion>
            <office:change-info>
              <dc:creator>Denis Kotlar</dc:creator>
              <dc:date>2019-12-01T15:32:42</dc:date>
            </office:change-info>
          </text:insertion>
        </text:changed-region>
        <text:changed-region xml:id="ct139684524497928" text:id="ct139684524497928">
          <text:deletion>
            <office:change-info>
              <dc:creator>Denis Kotlar</dc:creator>
              <dc:date>2019-12-01T15:40:00</dc:date>
            </office:change-info>
            <text:p text:style-name="Standard"/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bb3_scpi_ref_start_page.png" text:anchor-type="paragraph" svg:width="209.96mm" svg:height="264.48mm" draw:z-index="0"><draw:image xlink:href="Pictures/10000201000004D80000061A92C4AF32.png" xlink:type="simple" xlink:show="embed" xlink:actuate="onLoad"/></draw:frame><text:change-start text:change-id="ct139684524353040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Frame_20_contents">Firmware version: 1.4</text:p>
            <text:p text:style-name="Frame_20_contents">Document version: 1.21 – 10/2020</text:p>
            <text:p text:style-name="Frame_20_contents">www.envox.hr – github.com/eez-open</text:p>
          </table:table-cell>
          <table:table-cell table:style-name="Table1.A1" office:value-type="string">
            <text:p text:style-name="Frame_20_contents"><draw:frame draw:style-name="fr2" draw:name="osi_logo.png" text:anchor-type="paragraph" svg:x="0.79mm" svg:y="0.3mm" svg:width="12.88mm" svg:height="14.99mm" draw:z-index="1"><draw:image xlink:href="Pictures/10000201000002CC000003326F255269.png" xlink:type="simple" xlink:show="embed" xlink:actuate="onLoad"/></draw:frame></text:p>
          </table:table-cell>
          <table:table-cell table:style-name="Table1.A1" office:value-type="string">
            <text:p text:style-name="Frame_20_contents"><draw:frame draw:style-name="fr3" draw:name="osh_logo.png" text:anchor-type="paragraph" svg:x="0mm" svg:y="0mm" svg:width="13.93mm" svg:height="14.99mm" draw:z-index="2"><draw:image xlink:href="Pictures/10000201000000BE000000C8ACA8B0A2.png" xlink:type="simple" xlink:show="embed" xlink:actuate="onLoad"/></draw:frame></text:p>
          </table:table-cell>
          <table:table-cell table:style-name="Table1.A1" office:value-type="string">
            <text:p text:style-name="Frame_20_contents"><draw:frame draw:style-name="fr2" draw:name="gpl_logo.png" text:anchor-type="paragraph" svg:x="0.65mm" svg:y="0.41mm" svg:width="29.99mm" svg:height="14.99mm" draw:z-index="3"><draw:image xlink:href="Pictures/10000201000002580000012AE9F3DB8A.png" xlink:type="simple" xlink:show="embed" xlink:actuate="onLoad"/></draw:frame></text:p>
          </table:table-cell>
        </table:table-row>
      </table:table>
      <text:p text:style-name="Standard"><text:change-end text:change-id="ct139684524353040"/><text:change text:change-id="ct1396845244979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3mm"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loext:contextual-spacing="false" fo:margin-left="0mm" fo:margin-right="0mm" fo:margin-top="0mm" fo:margin-bottom="3mm" fo:text-indent="0mm" style:auto-text-indent="fals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0.01mm" fo:page-height="297mm" style:num-format="1" style:print-orientation="portrait" fo:margin-top="0mm" fo:margin-bottom="0mm" fo:margin-left="0mm" fo:margin-right="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SCPI reference - star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SCPI reference - start page</text:file-name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7" style:next-style-name="master_5f_right_20_page"/>
    <style:master-page style:name="master_5f_right_20_page" style:display-name="master_right page" style:page-layout-name="Mpm8" style:next-style-name="master_5f_left_20_page"/>
    <style:master-page style:name="Start_20_Page" style:display-name="Start Pag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7$Unix OpenOffice.org_project/417m1$Build-9800</meta:generator>
    <meta:keyword>SCPI</meta:keyword>
    <meta:keyword>IEEE 488</meta:keyword>
    <meta:keyword>Remote control</meta:keyword>
    <meta:keyword>Programming reference</meta:keyword>
    <dc:title>EEZ PSU SCPI reference</dc:title>
    <meta:document-statistic meta:table-count="1" meta:image-count="4" meta:object-count="0" meta:page-count="1" meta:paragraph-count="8" meta:word-count="25" meta:character-count="160"/>
    <meta:user-defined meta:name="WebPublish_HTML_Profile">EEZ (HTML)</meta:user-defined>
  </office:meta>
</office:document-meta>
</file>